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7000001E8049C9F539DDFCEEC.png" manifest:media-type="image/png"/>
  <manifest:file-entry manifest:full-path="Pictures/10008BF200002875000032697512E720BB4945D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2cm" svg:stroke-color="#000000" draw:marker-start-width="0.432cm" draw:marker-end-width="0.432cm" draw:fill="solid" draw:fill-color="#bbe33d" draw:textarea-horizontal-align="justify" draw:textarea-vertical-align="middle" draw:auto-grow-height="false" fo:min-height="5.465cm" fo:min-width="12.2cm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9.624cm"/>
    </style:style>
    <style:style style:name="gr5" style:family="graphic" style:parent-style-name="standard">
      <style:graphic-properties svg:stroke-width="0.102cm" svg:stroke-color="#000000" draw:marker-start-width="0.356cm" draw:marker-end-width="0.356cm" draw:textarea-horizontal-align="justify" draw:textarea-vertical-align="middle" draw:auto-grow-height="false" fo:min-height="1.02cm" fo:min-width="0.77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bf819e" draw:textarea-horizontal-align="justify" draw:textarea-vertical-align="middle" draw:auto-grow-height="false" fo:min-height="1.02cm" fo:min-width="0.77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9" style:family="graphic" style:parent-style-name="objectwithoutfill">
      <style:graphic-properties svg:stroke-width="0.102cm" svg:stroke-color="#000000" draw:marker-start-width="0.356cm" draw:marker-end="Arrowheads_20_9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be33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bf819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52cm" svg:height="12.776cm" svg:x="16.418cm" svg:y="1.194cm">
          <draw:image xlink:href="Pictures/10008BF200002875000032697512E720BB4945D5.svg" xlink:type="simple" xlink:show="embed" xlink:actuate="onLoad" draw:mime-type="image/svg+xml">
            <text:p/>
          </draw:image>
          <draw:image xlink:href="Pictures/1000000100000187000001E8049C9F539DDFCEEC.png" xlink:type="simple" xlink:show="embed" xlink:actuate="onLoad" draw:mime-type="image/png"/>
        </draw:frame>
        <draw:custom-shape draw:style-name="gr2" draw:text-style-name="P2" draw:layer="layout" svg:width="12.7cm" svg:height="5.715cm" svg:x="2.222cm" svg:y="6.66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78cm" svg:height="0.962cm" svg:x="3.192cm" svg:y="6.975cm">
          <draw:text-box>
            <text:p>GPU</text:p>
          </draw:text-box>
        </draw:frame>
        <draw:custom-shape draw:style-name="gr4" draw:text-style-name="P4" draw:layer="layout" svg:width="10.124cm" svg:height="1.27cm" svg:x="3.492cm" svg:y="10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3.492cm" svg:y="10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4.749cm" svg:y="10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6.005cm" svg:y="10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7.269cm" svg:y="10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8.543cm" svg:y="10.4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27cm" svg:x="9.807cm" svg:y="10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11.072cm" svg:y="10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1.27cm" svg:x="12.346cm" svg:y="10.47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734cm" svg:height="0.806cm" svg:x="7.918cm" svg:y="9.207cm">
          <draw:text-box>
            <text:p><text:span text:style-name="T1">GPU memory allocation</text:span></text:p>
          </draw:text-box>
        </draw:frame>
        <draw:frame draw:style-name="gr8" draw:text-style-name="P3" draw:layer="layout" svg:width="1.7cm" svg:height="0.962cm" svg:x="20.525cm" svg:y="0.059cm">
          <draw:text-box>
            <text:p>Grid</text:p>
          </draw:text-box>
        </draw:frame>
        <draw:line draw:style-name="gr9" draw:text-style-name="P1" draw:layer="layout" svg:x1="17.172cm" svg:y1="10.745cm" svg:x2="10.403cm" svg:y2="11.1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0T15:51:45.109091429</meta:creation-date>
    <dc:date>2021-12-30T15:57:09.386458996</dc:date>
    <meta:editing-duration>PT5M25S</meta:editing-duration>
    <meta:editing-cycles>1</meta:editing-cycles>
    <meta:generator>LibreOffice/7.2.2.2$Linux_X86_64 LibreOffice_project/20$Build-2</meta:generator>
    <meta:document-statistic meta:object-count="15"/>
  </office:meta>
</office:document-meta>
</file>